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EE0000023190645C0A3B066D32.png" manifest:media-type="image/png"/>
  <manifest:file-entry manifest:full-path="Pictures/100002000000000B0000000B70A9EE9903C9253B.gif" manifest:media-type="image/gif"/>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OpenSymbol" svg:font-family="OpenSymbol" style:font-adornments="Regular" style:font-pitch="variable" style:font-charset="x-symbol"/>
    <style:font-face style:name="Noto Sans" svg:font-family="'Noto Sans', apple-system, BlinkMacSystemFont, 'Segoe UI', Roboto, Oxygen-Sans, Ubuntu, Cantarell, 'Helvetica Neue', sans-serif"/>
    <style:font-face style:name="StarSymbol" svg:font-family="StarSymbol"/>
    <style:font-face style:name="Calibri" svg:font-family="Calibri" style:font-family-generic="roman"/>
    <style:font-face style:name="Liberation Sans" svg:font-family="'Liberation Sans'" style:font-family-generic="roman"/>
    <style:font-face style:name="Tahoma" svg:font-family="Tahoma" style:font-family-generic="roman"/>
    <style:font-face style:name="Times New Roman1" svg:font-family="'Times New Roman'" style:font-family-generic="roman"/>
    <style:font-face style:name="Times New Roman4" svg:font-family="'Times New Roman'" style:font-family-generic="roman" style:font-pitch="variable"/>
    <style:font-face style:name="Times New Roman5"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6" svg:font-family="'Times New Roman'" style:font-family-generic="system" style:font-pitch="variable"/>
  </office:font-face-decls>
  <office:automatic-styles>
    <style:style style:name="Table1" style:family="table">
      <style:table-properties style:width="14.383cm" fo:margin-left="0cm" fo:margin-top="0cm" fo:margin-bottom="0cm" table:align="left" style:writing-mode="lr-tb"/>
    </style:style>
    <style:style style:name="Table1.A" style:family="table-column">
      <style:table-column-properties style:column-width="6.38cm"/>
    </style:style>
    <style:style style:name="Table1.B" style:family="table-column">
      <style:table-column-properties style:column-width="1.901cm"/>
    </style:style>
    <style:style style:name="Table1.C" style:family="table-column">
      <style:table-column-properties style:column-width="6.101cm"/>
    </style:style>
    <style:style style:name="Table1.1" style:family="table-row">
      <style:table-row-properties fo:keep-together="auto"/>
    </style:style>
    <style:style style:name="Table1.A1" style:family="table-cell">
      <style:table-cell-properties style:vertical-align="middle" fo:padding-left="0.235cm" fo:padding-right="0.191cm" fo:padding-top="0cm" fo:padding-bottom="0cm" fo:border="none"/>
    </style:style>
    <style:style style:name="Table1.2" style:family="table-row">
      <style:table-row-properties style:min-row-height="3.048cm" fo:keep-together="auto"/>
    </style:style>
    <style:style style:name="Table1.A2" style:family="table-cell">
      <style:table-cell-properties fo:padding-left="0.235cm" fo:padding-right="0.191cm" fo:padding-top="0cm" fo:padding-bottom="0cm" fo:border="none"/>
    </style:style>
    <style:style style:name="Table1.B2" style:family="table-cell">
      <style:table-cell-properties fo:padding-left="0.235cm" fo:padding-right="0.191cm" fo:padding-top="0cm" fo:padding-bottom="0cm" fo:border="none"/>
    </style:style>
    <style:style style:name="Table1.C2" style:family="table-cell">
      <style:table-cell-properties fo:padding-left="0.235cm" fo:padding-right="0.191cm" fo:padding-top="0cm" fo:padding-bottom="0cm" fo:border="none"/>
    </style:style>
    <style:style style:name="Table1.A3" style:family="table-cell">
      <style:table-cell-properties fo:padding-left="0.235cm" fo:padding-right="0.191cm" fo:padding-top="0cm" fo:padding-bottom="0cm" fo:border="none"/>
    </style:style>
    <style:style style:name="Table1.B3" style:family="table-cell">
      <style:table-cell-properties fo:padding-left="0.235cm" fo:padding-right="0.191cm" fo:padding-top="0cm" fo:padding-bottom="0cm" fo:border="none"/>
    </style:style>
    <style:style style:name="Table1.C3" style:family="table-cell">
      <style:table-cell-properties fo:padding-left="0.235cm" fo:padding-right="0.191cm" fo:padding-top="0cm" fo:padding-bottom="0cm" fo:border="none"/>
    </style:style>
    <style:style style:name="Table1.A4" style:family="table-cell">
      <style:table-cell-properties fo:padding-left="0.235cm" fo:padding-right="0.191cm" fo:padding-top="0cm" fo:padding-bottom="0cm" fo:border="none"/>
    </style:style>
    <style:style style:name="Table1.B4" style:family="table-cell">
      <style:table-cell-properties fo:padding-left="0.235cm" fo:padding-right="0.191cm" fo:padding-top="0cm" fo:padding-bottom="0cm" fo:border="none"/>
    </style:style>
    <style:style style:name="Table1.C4" style:family="table-cell">
      <style:table-cell-properties fo:padding-left="0.235cm" fo:padding-right="0.191cm" fo:padding-top="0cm" fo:padding-bottom="0cm" fo:border="none"/>
    </style:style>
    <style:style style:name="Table2" style:family="table">
      <style:table-properties style:width="14.383cm" fo:margin-left="0cm" fo:margin-top="0cm" fo:margin-bottom="0cm" table:align="left" style:writing-mode="lr-tb"/>
    </style:style>
    <style:style style:name="Table2.A" style:family="table-column">
      <style:table-column-properties style:column-width="4.794cm"/>
    </style:style>
    <style:style style:name="Table2.B" style:family="table-column">
      <style:table-column-properties style:column-width="1.905cm"/>
    </style:style>
    <style:style style:name="Table2.C" style:family="table-column">
      <style:table-column-properties style:column-width="0.953cm"/>
    </style:style>
    <style:style style:name="Table2.D" style:family="table-column">
      <style:table-column-properties style:column-width="1.937cm"/>
    </style:style>
    <style:style style:name="Table2.1" style:family="table-row">
      <style:table-row-properties fo:keep-together="auto"/>
    </style:style>
    <style:style style:name="Table2.A1" style:family="table-cell">
      <style:table-cell-properties fo:padding-left="0.235cm" fo:padding-right="0.191cm" fo:padding-top="0cm" fo:padding-bottom="0cm" fo:border="none"/>
    </style:style>
    <style:style style:name="Table2.2" style:family="table-row">
      <style:table-row-properties style:min-row-height="0.667cm" fo:keep-together="auto"/>
    </style:style>
    <style:style style:name="Table2.A3" style:family="table-cell">
      <style:table-cell-properties style:vertical-align="middle" fo:padding-left="0.235cm" fo:padding-right="0.191cm" fo:padding-top="0cm" fo:padding-bottom="0cm" fo:border="none"/>
    </style:style>
    <style:style style:name="Table2.4" style:family="table-row">
      <style:table-row-properties style:min-row-height="2.842cm" fo:keep-together="auto"/>
    </style:style>
    <style:style style:name="Table3" style:family="table">
      <style:table-properties style:width="14.009cm" fo:margin-left="0cm" table:align="left" style:writing-mode="lr-tb"/>
    </style:style>
    <style:style style:name="Table3.A" style:family="table-column">
      <style:table-column-properties style:column-width="4.094cm"/>
    </style:style>
    <style:style style:name="Table3.B" style:family="table-column">
      <style:table-column-properties style:column-width="9.915cm"/>
    </style:style>
    <style:style style:name="Table3.A1" style:family="table-cell">
      <style:table-cell-properties style:vertical-align="" fo:padding="0.097cm" fo:border="none"/>
    </style:style>
    <style:style style:name="Table3.B1" style:family="table-cell">
      <style:table-cell-properties style:vertical-align="middle" fo:padding="0.097cm" fo:border="none"/>
    </style:style>
    <style:style style:name="Table4" style:family="table">
      <style:table-properties style:width="14.009cm" fo:margin-left="0cm" table:align="left" style:writing-mode="lr-tb"/>
    </style:style>
    <style:style style:name="Table4.A" style:family="table-column">
      <style:table-column-properties style:column-width="4.094cm"/>
    </style:style>
    <style:style style:name="Table4.B" style:family="table-column">
      <style:table-column-properties style:column-width="9.915cm"/>
    </style:style>
    <style:style style:name="Table4.A1" style:family="table-cell">
      <style:table-cell-properties style:vertical-align="" fo:padding="0.097cm" fo:border="none"/>
    </style:style>
    <style:style style:name="Table4.B1" style:family="table-cell">
      <style:table-cell-properties style:vertical-align="middle" fo:padding="0.097cm" fo:border="none"/>
    </style:style>
    <style:style style:name="Table5" style:family="table">
      <style:table-properties style:width="13.991cm" fo:margin-left="0cm" fo:margin-top="0cm" fo:margin-bottom="0cm" table:align="left" style:writing-mode="lr-tb"/>
    </style:style>
    <style:style style:name="Table5.A" style:family="table-column">
      <style:table-column-properties style:column-width="13.991cm"/>
    </style:style>
    <style:style style:name="Table5.1" style:family="table-row">
      <style:table-row-properties fo:keep-together="auto"/>
    </style:style>
    <style:style style:name="Table5.A1" style:family="table-cell">
      <style:table-cell-properties style:border-line-width-bottom="0.028cm 0.028cm 0.028cm" fo:padding="0.097cm" fo:border-left="none" fo:border-right="none" fo:border-top="none" fo:border-bottom="2.4pt double #000000"/>
    </style:style>
    <style:style style:name="P1" style:family="paragraph" style:parent-style-name="Standard">
      <style:paragraph-properties fo:line-height="150%" fo:text-align="center" style:justify-single-word="false">
        <style:tab-stops>
          <style:tab-stop style:position="8.255cm"/>
        </style:tab-stops>
      </style:paragraph-properties>
      <style:text-properties style:font-name="Times New Roman1" fo:font-size="12pt" style:font-size-asian="12pt" style:font-name-complex="Times New Roman6" style:font-size-complex="12pt"/>
    </style:style>
    <style:style style:name="P2" style:family="paragraph" style:parent-style-name="Standard">
      <style:paragraph-properties fo:line-height="150%" fo:text-align="center" style:justify-single-word="false"/>
      <style:text-properties style:font-name="Times New Roman1" fo:font-size="12pt" fo:font-style="italic" style:font-size-asian="12pt" style:font-style-asian="italic" style:font-name-complex="Times New Roman6" style:font-size-complex="12pt" style:font-style-complex="italic"/>
    </style:style>
    <style:style style:name="P3" style:family="paragraph" style:parent-style-name="Standard">
      <style:paragraph-properties fo:margin-top="0cm" fo:margin-bottom="0cm" loext:contextual-spacing="false" fo:line-height="150%" fo:text-align="center" style:justify-single-word="false"/>
      <style:text-properties style:font-name="Times New Roman1" fo:font-size="12pt" fo:font-weight="bold" style:font-size-asian="12pt" style:font-weight-asian="bold" style:font-name-complex="Times New Roman6" style:font-size-complex="12pt" style:font-weight-complex="bold"/>
    </style:style>
    <style:style style:name="P4" style:family="paragraph" style:parent-style-name="Standard">
      <style:paragraph-properties fo:margin-top="0cm" fo:margin-bottom="0.176cm" loext:contextual-spacing="false" fo:line-height="150%" fo:text-align="center" style:justify-single-word="false">
        <style:tab-stops>
          <style:tab-stop style:position="8.255cm"/>
        </style:tab-stops>
      </style:paragraph-properties>
      <style:text-properties style:font-name="Times New Roman1" fo:font-size="12pt" fo:font-weight="bold" style:font-size-asian="12pt" style:font-weight-asian="bold" style:font-name-complex="Times New Roman6" style:font-size-complex="12pt" style:font-weight-complex="bold"/>
    </style:style>
    <style:style style:name="P5" style:family="paragraph" style:parent-style-name="Standard">
      <style:paragraph-properties fo:margin-top="0cm" fo:margin-bottom="0.176cm" loext:contextual-spacing="false" fo:line-height="150%" fo:text-align="center" style:justify-single-word="false"/>
      <style:text-properties style:font-name="Times New Roman1" fo:font-size="12pt" style:font-size-asian="12pt" style:font-name-complex="Times New Roman6" style:font-size-complex="12pt"/>
    </style:style>
    <style:style style:name="P6" style:family="paragraph" style:parent-style-name="Standard">
      <style:paragraph-properties fo:margin-left="3.023cm" fo:margin-right="0cm" fo:margin-top="0cm" fo:margin-bottom="0.176cm" loext:contextual-spacing="false" fo:line-height="150%" fo:text-indent="0cm" style:auto-text-indent="false">
        <style:tab-stops>
          <style:tab-stop style:position="7.938cm"/>
        </style:tab-stops>
      </style:paragraph-properties>
      <style:text-properties style:font-name="Times New Roman1" fo:font-size="12pt" style:font-size-asian="12pt" style:font-name-complex="Times New Roman6" style:font-size-complex="12pt"/>
    </style:style>
    <style:style style:name="P7" style:family="paragraph" style:parent-style-name="Standard">
      <style:paragraph-properties fo:margin-left="3.016cm" fo:margin-right="0cm" fo:margin-top="0cm" fo:margin-bottom="0cm" loext:contextual-spacing="false" fo:line-height="150%" fo:text-indent="0cm" style:auto-text-indent="false">
        <style:tab-stops>
          <style:tab-stop style:position="7.938cm"/>
        </style:tab-stops>
      </style:paragraph-properties>
      <style:text-properties style:font-name="Times New Roman1" fo:font-size="12pt" style:font-size-asian="12pt" style:font-name-complex="Times New Roman6" style:font-size-complex="12pt"/>
    </style:style>
    <style:style style:name="P8" style:family="paragraph" style:parent-style-name="_31__20_A-Z">
      <style:text-properties officeooo:paragraph-rsid="00253c4b"/>
    </style:style>
    <style:style style:name="P9" style:family="paragraph" style:parent-style-name="_31__20_A-Z" style:list-style-name="_31_-10"/>
    <style:style style:name="P10" style:family="paragraph" style:parent-style-name="_31__20_A-Z" style:list-style-name="_31_-10">
      <style:text-properties officeooo:paragraph-rsid="00253c4b"/>
    </style:style>
    <style:style style:name="P11" style:family="paragraph" style:parent-style-name="_31__20_A-Z" style:list-style-name="_31_-10">
      <style:text-properties style:use-window-font-color="true" style:font-name="Times New Roman3" fo:font-size="12pt" fo:language="en" fo:country="US" officeooo:rsid="00253c4b" officeooo:paragraph-rsid="00253c4b" style:letter-kerning="false" style:font-name-asian="Calibri1" style:font-size-asian="11pt" style:language-asian="en" style:country-asian="US" style:font-name-complex="Arial" style:font-size-complex="11pt" style:language-complex="ar" style:country-complex="SA"/>
    </style:style>
    <style:style style:name="P12" style:family="paragraph" style:parent-style-name="_31__20_A-Z" style:list-style-name="_31_-10">
      <style:text-properties officeooo:rsid="002543be" officeooo:paragraph-rsid="002543be"/>
    </style:style>
    <style:style style:name="P13" style:family="paragraph" style:parent-style-name="_31__20_A-Z">
      <style:text-properties officeooo:paragraph-rsid="002ac4fa"/>
    </style:style>
    <style:style style:name="P14" style:family="paragraph" style:parent-style-name="_31__20_A-Z">
      <style:paragraph-properties fo:margin-left="0cm" fo:margin-right="0cm" fo:text-indent="0cm" style:auto-text-indent="false"/>
      <style:text-properties officeooo:paragraph-rsid="00253c4b"/>
    </style:style>
    <style:style style:name="P15" style:family="paragraph" style:parent-style-name="_31__20_A-Z">
      <style:paragraph-properties fo:margin-left="0cm" fo:margin-right="0cm" fo:text-indent="0cm" style:auto-text-indent="false"/>
      <style:text-properties officeooo:rsid="002543be" officeooo:paragraph-rsid="002543be"/>
    </style:style>
    <style:style style:name="P16" style:family="paragraph" style:parent-style-name="_32__20_A1">
      <style:text-properties officeooo:rsid="0026d8be" officeooo:paragraph-rsid="0026d8be"/>
    </style:style>
    <style:style style:name="P17" style:family="paragraph" style:parent-style-name="_32__20_A1" style:list-style-name="_31__20_1.1-1.10">
      <style:text-properties officeooo:rsid="0026d8be" officeooo:paragraph-rsid="0026d8be"/>
    </style:style>
    <style:style style:name="P18" style:family="paragraph" style:parent-style-name="_32__20_A1" style:list-style-name="_31__20_1.1-1.10"/>
    <style:style style:name="P19" style:family="paragraph" style:parent-style-name="_32__20_A1" style:list-style-name="_31__20_1.1-1.10">
      <style:text-properties officeooo:paragraph-rsid="0026d8be"/>
    </style:style>
    <style:style style:name="P20" style:family="paragraph" style:parent-style-name="_32__20_A1" style:list-style-name="_31__20_1.1-1.10">
      <style:text-properties officeooo:rsid="0028b745" officeooo:paragraph-rsid="0028b745"/>
    </style:style>
    <style:style style:name="P21" style:family="paragraph" style:parent-style-name="_32__20_A1">
      <style:paragraph-properties fo:margin-left="0cm" fo:margin-right="0cm" fo:text-indent="0cm" style:auto-text-indent="false"/>
      <style:text-properties officeooo:rsid="0028b745" officeooo:paragraph-rsid="0028b745"/>
    </style:style>
    <style:style style:name="P22" style:family="paragraph" style:parent-style-name="Contents_20_1">
      <style:paragraph-properties>
        <style:tab-stops>
          <style:tab-stop style:position="14cm" style:type="right" style:leader-style="dotted" style:leader-text="."/>
        </style:tab-stops>
      </style:paragraph-properties>
    </style:style>
    <style:style style:name="P23" style:family="paragraph" style:parent-style-name="Footer">
      <style:paragraph-properties fo:text-align="center" style:justify-single-word="false"/>
    </style:style>
    <style:style style:name="P24" style:family="paragraph" style:parent-style-name="Footer">
      <style:paragraph-properties fo:margin-left="0cm" fo:margin-right="0cm" fo:text-align="center" style:justify-single-word="false" fo:text-indent="0cm" style:auto-text-indent="false"/>
    </style:style>
    <style:style style:name="P25" style:family="paragraph" style:parent-style-name="Header">
      <style:paragraph-properties fo:margin-left="0cm" fo:margin-right="0cm" fo:text-align="end" style:justify-single-word="false" fo:text-indent="0cm" style:auto-text-indent="false"/>
    </style:style>
    <style:style style:name="P26" style:family="paragraph" style:parent-style-name="Heading_20_1" style:list-style-name="_32__20_A1">
      <style:text-properties officeooo:rsid="002ac4fa" officeooo:paragraph-rsid="002ac4fa"/>
    </style:style>
    <style:style style:name="P27" style:family="paragraph" style:parent-style-name="Heading_20_1" style:list-style-name="_32__20_A1">
      <style:text-properties officeooo:paragraph-rsid="0021ae2b"/>
    </style:style>
    <style:style style:name="P28" style:family="paragraph" style:parent-style-name="Heading_20_1" style:list-style-name="_32__20_A1">
      <style:text-properties officeooo:paragraph-rsid="00241e32"/>
    </style:style>
    <style:style style:name="P29" style:family="paragraph" style:parent-style-name="Heading_20_1" style:list-style-name="_32__20_A1">
      <style:paragraph-properties fo:break-before="page"/>
      <style:text-properties officeooo:rsid="0021ae2b" officeooo:paragraph-rsid="0021ae2b"/>
    </style:style>
    <style:style style:name="P30" style:family="paragraph" style:parent-style-name="Heading_20_1" style:list-style-name="_32__20_A1" style:master-page-name="Page_20_Romawi">
      <style:paragraph-properties style:page-number="1"/>
      <style:text-properties officeooo:paragraph-rsid="00213ccf"/>
    </style:style>
    <style:style style:name="P31" style:family="paragraph" style:parent-style-name="Heading_20_1" style:list-style-name="_32__20_A1" style:master-page-name="First_20_Page">
      <style:paragraph-properties style:page-number="1"/>
      <style:text-properties officeooo:rsid="00241e32" officeooo:paragraph-rsid="00241e32"/>
    </style:style>
    <style:style style:name="P32" style:family="paragraph" style:parent-style-name="Heading_20_1" style:list-style-name="_32__20_A1" style:master-page-name="First_20_Page">
      <style:paragraph-properties style:page-number="auto"/>
      <style:text-properties officeooo:rsid="002ac4fa" officeooo:paragraph-rsid="002ac4fa"/>
    </style:style>
    <style:style style:name="P33" style:family="paragraph" style:parent-style-name="Heading_20_2" style:list-style-name="_31__20_A-Z">
      <style:text-properties officeooo:rsid="00241e32" officeooo:paragraph-rsid="00241e32"/>
    </style:style>
    <style:style style:name="P34" style:family="paragraph" style:parent-style-name="Heading_20_2" style:list-style-name="_31__20_A-Z"/>
    <style:style style:name="P35" style:family="paragraph" style:parent-style-name="Heading_20_2" style:list-style-name="_31__20_A-Z">
      <style:text-properties officeooo:rsid="002ac4fa" officeooo:paragraph-rsid="002ac4fa"/>
    </style:style>
    <style:style style:name="P36" style:family="paragraph" style:parent-style-name="Heading_20_2" style:list-style-name="_31__20_A-Z">
      <style:paragraph-properties fo:break-before="page"/>
      <style:text-properties officeooo:paragraph-rsid="00253c4b"/>
    </style:style>
    <style:style style:name="P37" style:family="paragraph" style:parent-style-name="Heading_20_3" style:list-style-name="_32__20_F1"/>
    <style:style style:name="P38" style:family="paragraph" style:parent-style-name="Heading_20_3" style:list-style-name="_32__20_F1">
      <style:text-properties officeooo:paragraph-rsid="0026d8be"/>
    </style:style>
    <style:style style:name="P39" style:family="paragraph" style:parent-style-name="Heading_20_3" style:list-style-name="_32__20_A1"/>
    <style:style style:name="P40" style:family="paragraph" style:parent-style-name="Standard">
      <style:paragraph-properties fo:margin-top="0cm" fo:margin-bottom="0.176cm" loext:contextual-spacing="false" fo:line-height="150%" fo:text-align="center" style:justify-single-word="false">
        <style:tab-stops>
          <style:tab-stop style:position="8.255cm"/>
        </style:tab-stops>
      </style:paragraph-properties>
      <style:text-properties style:font-name="Times New Roman1" fo:font-size="12pt" fo:font-weight="bold" style:font-size-asian="12pt" style:font-weight-asian="bold" style:font-name-complex="Times New Roman6" style:font-size-complex="12pt" style:font-weight-complex="bold"/>
    </style:style>
    <style:style style:name="P41" style:family="paragraph" style:parent-style-name="Standard">
      <style:paragraph-properties fo:text-align="justify" style:justify-single-word="false"/>
      <style:text-properties fo:font-weight="bold" officeooo:rsid="001f52ff" officeooo:paragraph-rsid="001f52ff" style:font-weight-asian="bold" style:font-weight-complex="bold"/>
    </style:style>
    <style:style style:name="P42" style:family="paragraph" style:parent-style-name="Standard">
      <style:text-properties officeooo:paragraph-rsid="001f52ff"/>
    </style:style>
    <style:style style:name="P43" style:family="paragraph" style:parent-style-name="Standard">
      <style:paragraph-properties>
        <style:tab-stops>
          <style:tab-stop style:position="5.08cm"/>
        </style:tab-stops>
      </style:paragraph-properties>
      <style:text-properties style:font-name="Times New Roman4" fo:font-size="12pt" officeooo:paragraph-rsid="001f52ff" style:font-size-asian="12pt" style:font-size-complex="12pt"/>
    </style:style>
    <style:style style:name="P44" style:family="paragraph" style:parent-style-name="Standard">
      <style:text-properties style:font-name="Times New Roman4" fo:font-size="12pt" officeooo:paragraph-rsid="001f52ff" style:font-size-asian="12pt" style:font-size-complex="12pt"/>
    </style:style>
    <style:style style:name="P45" style:family="paragraph" style:parent-style-name="Standard">
      <style:paragraph-properties fo:text-align="end" style:justify-single-word="false"/>
      <style:text-properties style:font-name="Times New Roman4" fo:font-size="12pt" officeooo:paragraph-rsid="001f52ff" style:font-size-asian="12pt" style:font-size-complex="12pt"/>
    </style:style>
    <style:style style:name="P46" style:family="paragraph" style:parent-style-name="Standard">
      <style:paragraph-properties fo:text-align="center" style:justify-single-word="false"/>
      <style:text-properties style:font-name="Times New Roman4" fo:font-size="12pt" fo:font-weight="bold" officeooo:paragraph-rsid="001f52ff" style:font-size-asian="12pt" style:font-weight-asian="bold" style:font-size-complex="12pt" style:font-weight-complex="bold"/>
    </style:style>
    <style:style style:name="P47" style:family="paragraph" style:parent-style-name="Standard">
      <style:paragraph-properties fo:line-height="150%" fo:text-align="center" style:justify-single-word="false"/>
    </style:style>
    <style:style style:name="P48" style:family="paragraph" style:parent-style-name="Standard">
      <style:text-properties officeooo:paragraph-rsid="00213ccf"/>
    </style:style>
    <style:style style:name="P49" style:family="paragraph" style:parent-style-name="Standard">
      <style:text-properties officeooo:paragraph-rsid="0021ae2b"/>
    </style:style>
    <style:style style:name="P50" style:family="paragraph" style:parent-style-name="Standard">
      <style:paragraph-properties fo:margin-top="0cm" fo:margin-bottom="0.353cm" loext:contextual-spacing="false" fo:line-height="150%" fo:text-align="start" style:justify-single-word="false" fo:orphans="2" fo:widows="2" style:writing-mode="lr-tb">
        <style:tab-stops>
          <style:tab-stop style:position="8.255cm"/>
        </style:tab-stops>
      </style:paragraph-properties>
      <style:text-properties style:font-name="Times New Roman4" fo:font-size="12pt" fo:font-weight="bold" officeooo:paragraph-rsid="001f52ff" style:font-size-asian="12pt" style:font-weight-asian="bold" style:font-name-complex="Times New Roman6" style:font-size-complex="12pt" style:font-weight-complex="bold"/>
    </style:style>
    <style:style style:name="P51" style:family="paragraph" style:parent-style-name="Standard">
      <style:paragraph-properties fo:margin-left="2.6cm" fo:margin-right="0cm" fo:margin-top="0cm" fo:margin-bottom="0.353cm" loext:contextual-spacing="false" fo:line-height="150%" fo:text-align="justify" style:justify-single-word="false" fo:orphans="2" fo:widows="2" fo:text-indent="-2.6cm" style:auto-text-indent="false" style:writing-mode="lr-tb"/>
      <style:text-properties officeooo:paragraph-rsid="001f52ff"/>
    </style:style>
    <style:style style:name="P52" style:family="paragraph" style:parent-style-name="Standard">
      <style:paragraph-properties fo:margin-left="2.6cm" fo:margin-right="0cm" fo:margin-top="0cm" fo:margin-bottom="0.353cm" loext:contextual-spacing="false" fo:line-height="150%" fo:text-align="justify" style:justify-single-word="false" fo:orphans="2" fo:widows="2" fo:text-indent="-2.6cm" style:auto-text-indent="false" style:writing-mode="lr-tb"/>
      <style:text-properties style:font-name="Times New Roman4" fo:font-size="12pt" officeooo:paragraph-rsid="001f52ff" style:font-size-asian="12pt" style:font-size-complex="12pt"/>
    </style:style>
    <style:style style:name="P53" style:family="paragraph" style:parent-style-name="Standard">
      <style:paragraph-properties fo:margin-top="0cm" fo:margin-bottom="0cm" loext:contextual-spacing="false" fo:text-align="end" style:justify-single-word="false"/>
      <style:text-properties style:font-name="Times New Roman4" fo:font-size="12pt" officeooo:paragraph-rsid="001f52ff" style:font-size-asian="12pt" style:font-size-complex="12pt"/>
    </style:style>
    <style:style style:name="P54" style:family="paragraph" style:parent-style-name="Standard">
      <style:paragraph-properties fo:margin-top="0cm" fo:margin-bottom="0cm" loext:contextual-spacing="false" fo:line-height="100%">
        <style:tab-stops>
          <style:tab-stop style:position="0.501cm"/>
        </style:tab-stops>
      </style:paragraph-properties>
      <style:text-properties style:font-name="Times New Roman4" fo:font-size="12pt" officeooo:paragraph-rsid="001f52ff" style:font-size-asian="12pt" style:font-size-complex="12pt" style:font-weight-complex="bold"/>
    </style:style>
    <style:style style:name="P55" style:family="paragraph" style:parent-style-name="Standard">
      <style:paragraph-properties fo:margin-top="0cm" fo:margin-bottom="0cm" loext:contextual-spacing="false" fo:line-height="100%"/>
      <style:text-properties style:font-name="Times New Roman4" fo:font-size="12pt" officeooo:paragraph-rsid="001f52ff" style:font-size-asian="12pt" style:font-size-complex="12pt" style:font-weight-complex="bold"/>
    </style:style>
    <style:style style:name="P56" style:family="paragraph" style:parent-style-name="Standard">
      <style:paragraph-properties fo:margin-top="0cm" fo:margin-bottom="0cm" loext:contextual-spacing="false" fo:line-height="100%"/>
      <style:text-properties style:font-name="Times New Roman4" fo:font-size="12pt" fo:font-weight="bold" officeooo:paragraph-rsid="001f52ff" style:font-size-asian="12pt" style:font-weight-asian="bold" style:font-size-complex="12pt" style:font-weight-complex="bold"/>
    </style:style>
    <style:style style:name="P57" style:family="paragraph" style:parent-style-name="Standard">
      <style:paragraph-properties fo:margin-top="0cm" fo:margin-bottom="0cm" loext:contextual-spacing="false" fo:line-height="100%" fo:text-align="center" style:justify-single-word="false"/>
      <style:text-properties style:font-name="Times New Roman4" fo:font-size="12pt" fo:font-weight="bold" officeooo:paragraph-rsid="001f52ff" style:font-size-asian="12pt" style:font-weight-asian="bold" style:font-size-complex="12pt" style:font-weight-complex="bold"/>
    </style:style>
    <style:style style:name="P58" style:family="paragraph" style:parent-style-name="Standard">
      <style:paragraph-properties fo:margin-top="0cm" fo:margin-bottom="0cm" loext:contextual-spacing="false" fo:line-height="100%"/>
      <style:text-properties style:font-name="Times New Roman4" fo:font-size="12pt" style:text-underline-style="solid" style:text-underline-width="auto" style:text-underline-color="font-color" fo:font-weight="bold" officeooo:paragraph-rsid="001f52ff" style:font-size-asian="12pt" style:font-weight-asian="bold" style:font-size-complex="12pt" style:font-weight-complex="bold"/>
    </style:style>
    <style:style style:name="P59" style:family="paragraph" style:parent-style-name="Standard">
      <style:paragraph-properties fo:margin-top="0cm" fo:margin-bottom="0cm" loext:contextual-spacing="false" fo:line-height="100%"/>
      <style:text-properties style:font-name="Times New Roman4" fo:font-size="12pt" style:text-underline-style="solid" style:text-underline-width="auto" style:text-underline-color="font-color" fo:font-weight="bold" officeooo:paragraph-rsid="001f52ff" style:font-size-asian="12pt" style:font-weight-asian="bold" style:font-name-complex="Times New Roman6" style:font-size-complex="12pt" style:font-weight-complex="bold"/>
    </style:style>
    <style:style style:name="P60" style:family="paragraph" style:parent-style-name="Standard">
      <style:paragraph-properties fo:margin-top="0cm" fo:margin-bottom="0cm" loext:contextual-spacing="false" fo:line-height="100%"/>
      <style:text-properties style:font-name="Times New Roman4" fo:font-size="12pt" style:text-underline-style="solid" style:text-underline-width="auto" style:text-underline-color="font-color" fo:font-weight="bold" officeooo:paragraph-rsid="001f52ff" style:font-name-asian="Times New Roman6" style:font-size-asian="12pt" style:font-weight-asian="bold" style:font-size-complex="12pt" style:font-weight-complex="bold"/>
    </style:style>
    <style:style style:name="P61" style:family="paragraph" style:parent-style-name="Standard">
      <style:paragraph-properties fo:margin-top="0cm" fo:margin-bottom="0cm" loext:contextual-spacing="false" fo:line-height="100%" fo:text-align="justify" style:justify-single-word="false"/>
      <style:text-properties officeooo:paragraph-rsid="0021ae2b"/>
    </style:style>
    <style:style style:name="P6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font-weight="bold" officeooo:rsid="00067f4c" officeooo:paragraph-rsid="0021ae2b" style:font-name-asian="Times New Roman6" style:font-weight-asian="bold" style:font-size-complex="12pt" style:font-weight-complex="bold"/>
    </style:style>
    <style:style style:name="P63" style:family="paragraph" style:parent-style-name="Standard">
      <style:paragraph-properties fo:margin-left="9.208cm" fo:margin-right="0cm" fo:text-align="start" style:justify-single-word="false" fo:text-indent="0cm" style:auto-text-indent="false"/>
      <style:text-properties fo:font-weight="bold" officeooo:rsid="00213ccf" officeooo:paragraph-rsid="00213ccf" style:font-name-asian="Times New Roman6" style:font-weight-asian="bold" style:font-size-complex="12pt"/>
    </style:style>
    <style:style style:name="P64" style:family="paragraph" style:parent-style-name="Standard">
      <style:paragraph-properties fo:margin-left="9.208cm" fo:margin-right="0cm" fo:text-indent="0cm" style:auto-text-indent="false"/>
      <style:text-properties officeooo:paragraph-rsid="00213ccf" style:font-name-asian="Times New Roman6" style:font-size-complex="12pt"/>
    </style:style>
    <style:style style:name="P65" style:family="paragraph" style:parent-style-name="Standard">
      <style:paragraph-properties fo:margin-left="9.208cm" fo:margin-right="0cm" fo:text-indent="0cm" style:auto-text-indent="false"/>
      <style:text-properties style:text-underline-style="solid" style:text-underline-width="auto" style:text-underline-color="font-color" fo:font-weight="bold" officeooo:paragraph-rsid="00213ccf" style:font-name-asian="Times New Roman6" style:font-weight-asian="bold" style:font-size-complex="12pt"/>
    </style:style>
    <style:style style:name="P66" style:family="paragraph" style:parent-style-name="Standard">
      <style:paragraph-properties fo:margin-left="9.208cm" fo:margin-right="0cm" fo:margin-top="0cm" fo:margin-bottom="0cm" loext:contextual-spacing="false" fo:text-indent="0cm" style:auto-text-indent="false"/>
      <style:text-properties officeooo:paragraph-rsid="00213ccf" style:font-name-asian="Times New Roman6" style:font-size-complex="12pt"/>
    </style:style>
    <style:style style:name="P67"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officeooo:paragraph-rsid="00213ccf" style:font-name-asian="Times New Roman6" style:font-size-complex="12pt"/>
    </style:style>
    <style:style style:name="P68"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officeooo:paragraph-rsid="00213ccf"/>
    </style:style>
    <style:style style:name="P69" style:family="paragraph" style:parent-style-name="Standard" style:list-style-name="WWNum1">
      <style:paragraph-properties fo:margin-left="0.635cm" fo:margin-right="0.023cm" fo:text-align="justify" style:justify-single-word="false" fo:text-indent="-0.642cm" style:auto-text-indent="false"/>
      <style:text-properties officeooo:paragraph-rsid="00213ccf"/>
    </style:style>
    <style:style style:name="P70" style:family="paragraph" style:parent-style-name="Standard" style:list-style-name="WWNum1">
      <style:paragraph-properties fo:margin-left="0.635cm" fo:margin-right="0.023cm" fo:text-align="justify" style:justify-single-word="false" fo:text-indent="-0.642cm" style:auto-text-indent="false"/>
      <style:text-properties officeooo:paragraph-rsid="00213ccf" style:font-name-asian="Times New Roman6" style:font-size-complex="12pt"/>
    </style:style>
    <style:style style:name="P71" style:family="paragraph" style:parent-style-name="Standard">
      <style:paragraph-properties fo:margin-left="0cm" fo:margin-right="0.023cm" fo:text-align="justify" style:justify-single-word="false" fo:text-indent="0cm" style:auto-text-indent="false"/>
      <style:text-properties officeooo:paragraph-rsid="00213ccf"/>
    </style:style>
    <style:style style:name="P72" style:family="paragraph" style:parent-style-name="Standard">
      <style:paragraph-properties fo:margin-left="0cm" fo:margin-right="0.023cm" fo:text-align="justify" style:justify-single-word="false" fo:text-indent="0cm" style:auto-text-indent="false"/>
      <style:text-properties officeooo:paragraph-rsid="00213ccf" style:font-name-asian="Times New Roman6" style:font-size-complex="12pt"/>
    </style:style>
    <style:style style:name="P73" style:family="paragraph" style:parent-style-name="Standard">
      <style:paragraph-properties fo:margin-left="9.22cm" fo:margin-right="0cm" fo:margin-top="0cm" fo:margin-bottom="0cm" loext:contextual-spacing="false" fo:line-height="100%" fo:text-indent="0cm" style:auto-text-indent="false"/>
      <style:text-properties style:text-underline-style="solid" style:text-underline-width="auto" style:text-underline-color="font-color" fo:font-weight="bold" officeooo:paragraph-rsid="00213ccf" style:font-name-asian="Times New Roman6" style:font-weight-asian="bold" style:font-size-complex="12pt"/>
    </style:style>
    <style:style style:name="P74" style:family="paragraph" style:parent-style-name="Standard" style:master-page-name="angka_20_romawi">
      <style:paragraph-properties fo:margin-left="0cm" fo:margin-right="0cm" fo:margin-top="0cm" fo:margin-bottom="0cm" loext:contextual-spacing="false" fo:line-height="100%" fo:text-align="justify" style:justify-single-word="false" fo:text-indent="0cm" style:auto-text-indent="false" style:page-number="auto" fo:break-before="page"/>
      <style:text-properties officeooo:paragraph-rsid="0021ae2b"/>
    </style:style>
    <style:style style:name="P75" style:family="paragraph" style:parent-style-name="Standard">
      <style:paragraph-properties fo:margin-left="0cm" fo:margin-right="0cm" fo:text-indent="0cm" style:auto-text-indent="false"/>
      <style:text-properties officeooo:paragraph-rsid="0021ae2b"/>
    </style:style>
    <style:style style:name="P76" style:family="paragraph" style:parent-style-name="Standard">
      <style:paragraph-properties fo:margin-left="0cm" fo:margin-right="0cm" fo:text-indent="0cm" style:auto-text-indent="false"/>
      <style:text-properties officeooo:rsid="0021ae2b" officeooo:paragraph-rsid="0021ae2b"/>
    </style:style>
    <style:style style:name="P77" style:family="paragraph" style:parent-style-name="Text_20_body">
      <style:text-properties officeooo:paragraph-rsid="00241e32"/>
    </style:style>
    <style:style style:name="P78" style:family="paragraph" style:parent-style-name="Text_20_body">
      <style:text-properties officeooo:paragraph-rsid="002ac4fa"/>
    </style:style>
    <style:style style:name="P79" style:family="paragraph" style:parent-style-name="Text_20_body">
      <style:paragraph-properties fo:margin-left="0.6cm" fo:margin-right="0cm" fo:text-indent="0cm" style:auto-text-indent="false"/>
      <style:text-properties officeooo:rsid="000a0f31" officeooo:paragraph-rsid="0028b745"/>
    </style:style>
    <style:style style:name="P80" style:family="paragraph" style:parent-style-name="Text_20_body">
      <style:paragraph-properties fo:margin-left="0.6cm" fo:margin-right="0cm" fo:text-indent="0cm" style:auto-text-indent="false"/>
      <style:text-properties fo:font-weight="bold" officeooo:rsid="000a0f31" officeooo:paragraph-rsid="0028b745" style:font-weight-asian="bold" style:font-weight-complex="bold"/>
    </style:style>
    <style:style style:name="P81" style:family="paragraph" style:parent-style-name="Title" style:master-page-name="Standard">
      <style:paragraph-properties style:page-number="auto"/>
    </style:style>
    <style:style style:name="P82" style:family="paragraph" style:parent-style-name="Title" style:master-page-name="Standard">
      <style:paragraph-properties style:page-number="auto" fo:break-before="page"/>
    </style:style>
    <style:style style:name="P83" style:family="paragraph" style:parent-style-name="Title">
      <style:paragraph-properties fo:break-before="page"/>
    </style:style>
    <style:style style:name="T1" style:family="text">
      <style:text-properties officeooo:rsid="00167875"/>
    </style:style>
    <style:style style:name="T2" style:family="text">
      <style:text-properties officeooo:rsid="001e2833"/>
    </style:style>
    <style:style style:name="T3" style:family="text">
      <style:text-properties fo:text-transform="capitalize" style:use-window-font-color="true" style:font-name="Times New Roman3" fo:font-size="12pt" fo:language="en" fo:country="US" fo:font-style="italic" officeooo:rsid="001e2833" style:letter-kerning="false" style:font-name-asian="Noto Sans CJK SC Regular" style:font-size-asian="18pt" style:language-asian="en" style:country-asian="US" style:font-name-complex="Lohit Devanagari" style:font-size-complex="18pt" style:language-complex="ar" style:country-complex="SA"/>
    </style:style>
    <style:style style:name="T4" style:family="text">
      <style:text-properties fo:text-transform="capitalize" style:use-window-font-color="true" style:font-name="Times New Roman3" fo:font-size="12pt" fo:language="en" fo:country="US" fo:font-style="italic" officeooo:rsid="00167875" style:letter-kerning="false" style:font-name-asian="Noto Sans CJK SC Regular" style:font-size-asian="18pt" style:language-asian="en" style:country-asian="US" style:font-name-complex="Lohit Devanagari" style:font-size-complex="18pt" style:language-complex="ar" style:country-complex="SA"/>
    </style:style>
    <style:style style:name="T5" style:family="text">
      <style:text-properties fo:font-weight="bold" officeooo:rsid="00171a99" style:font-weight-asian="bold" style:font-name-complex="Times New Roman6" style:font-size-complex="12pt" style:font-weight-complex="bold"/>
    </style:style>
    <style:style style:name="T6" style:family="text">
      <style:text-properties fo:font-weight="bold" style:font-weight-asian="bold" style:font-name-complex="Times New Roman6" style:font-weight-complex="bold"/>
    </style:style>
    <style:style style:name="T7" style:family="text">
      <style:text-properties fo:font-weight="bold" style:font-weight-asian="bold" style:font-weight-complex="bold"/>
    </style:style>
    <style:style style:name="T8" style:family="text">
      <style:text-properties fo:font-weight="bold" officeooo:rsid="0011e711" style:font-weight-asian="bold" style:font-weight-complex="bold"/>
    </style:style>
    <style:style style:name="T9" style:family="text">
      <style:text-properties fo:font-weight="bold" style:font-name-asian="Times New Roman6" style:font-weight-asian="bold" style:font-size-complex="12pt"/>
    </style:style>
    <style:style style:name="T10" style:family="text">
      <style:text-properties officeooo:rsid="0006b75c"/>
    </style:style>
    <style:style style:name="T11" style:family="text">
      <style:text-properties officeooo:rsid="001f52ff"/>
    </style:style>
    <style:style style:name="T12" style:family="text">
      <style:text-properties style:font-name="Times New Roman4" fo:font-size="12pt" style:font-size-asian="12pt" style:font-size-complex="12pt"/>
    </style:style>
    <style:style style:name="T13" style:family="text">
      <style:text-properties style:use-window-font-color="true" style:font-name="Times New Roman4" fo:font-size="12pt" fo:language="en" fo:country="US" officeooo:rsid="001f52ff" style:letter-kerning="false" style:font-name-asian="Calibri1" style:font-size-asian="12pt" style:language-asian="en" style:country-asian="US" style:font-name-complex="Arial" style:font-size-complex="12pt" style:language-complex="ar" style:country-complex="SA"/>
    </style:style>
    <style:style style:name="T14" style:family="text">
      <style:text-properties style:use-window-font-color="true" style:font-name="Times New Roman3" fo:font-size="12pt" fo:language="en" fo:country="US" officeooo:rsid="00213ccf" style:letter-kerning="false" style:font-name-asian="Times New Roman6" style:font-size-asian="11pt" style:language-asian="en" style:country-asian="US" style:font-name-complex="Arial" style:font-size-complex="12pt" style:language-complex="ar" style:country-complex="SA"/>
    </style:style>
    <style:style style:name="T15" style:family="text">
      <style:text-properties style:use-window-font-color="true" style:font-name="Times New Roman3" fo:font-size="12pt" fo:language="en" fo:country="US" officeooo:rsid="00253c4b" style:letter-kerning="false" style:font-name-asian="Calibri1" style:font-size-asian="11pt" style:language-asian="en" style:country-asian="US" style:font-name-complex="Arial" style:font-size-complex="11pt" style:language-complex="ar" style:country-complex="SA"/>
    </style:style>
    <style:style style:name="T16" style:family="text">
      <style:text-properties style:use-window-font-color="true" style:font-name="Times New Roman3" fo:font-size="12pt" fo:language="en" fo:country="US" officeooo:rsid="0026d8be" style:letter-kerning="false" style:font-name-asian="Calibri1" style:font-size-asian="11pt" style:language-asian="en" style:country-asian="US" style:font-name-complex="Arial" style:font-size-complex="11pt" style:language-complex="ar" style:country-complex="SA"/>
    </style:style>
    <style:style style:name="T17" style:family="text">
      <style:text-properties style:use-window-font-color="true" style:font-name="Times New Roman3" fo:font-size="12pt" fo:language="en" fo:country="US" officeooo:rsid="002895f1" style:letter-kerning="false" style:font-name-asian="Calibri1" style:font-size-asian="11pt" style:language-asian="en" style:country-asian="US" style:font-name-complex="Arial" style:font-size-complex="11pt" style:language-complex="ar" style:country-complex="SA"/>
    </style:style>
    <style:style style:name="T18" style:family="text">
      <style:text-properties officeooo:rsid="00213ccf"/>
    </style:style>
    <style:style style:name="T19" style:family="text">
      <style:text-properties style:font-name-asian="Times New Roman6" style:font-size-complex="12pt"/>
    </style:style>
    <style:style style:name="T20" style:family="text">
      <style:text-properties officeooo:rsid="00171a99" style:font-name-asian="Times New Roman6" style:font-size-complex="12pt"/>
    </style:style>
    <style:style style:name="T21" style:family="text">
      <style:text-properties officeooo:rsid="00199bbe" style:font-name-asian="Times New Roman6" style:font-size-complex="12pt"/>
    </style:style>
    <style:style style:name="T22" style:family="text">
      <style:text-properties officeooo:rsid="00199bbe" style:font-name-asian="Times New Roman6" style:font-name-complex="Times New Roman6" style:font-size-complex="12pt"/>
    </style:style>
    <style:style style:name="T23" style:family="text">
      <style:text-properties style:font-size-complex="12pt"/>
    </style:style>
    <style:style style:name="T24" style:family="text">
      <style:text-properties officeooo:rsid="0014dc8b" style:font-size-complex="12pt"/>
    </style:style>
    <style:style style:name="T25" style:family="text">
      <style:text-properties style:font-name-complex="Times New Roman6" style:font-size-complex="12pt"/>
    </style:style>
    <style:style style:name="T26" style:family="text">
      <style:text-properties officeooo:rsid="00199bbe" style:font-name-complex="Times New Roman6" style:font-size-complex="12pt"/>
    </style:style>
    <style:style style:name="T27" style:family="text">
      <style:text-properties officeooo:rsid="00199bbe"/>
    </style:style>
    <style:style style:name="T28" style:family="text">
      <style:text-properties officeooo:rsid="001183c7"/>
    </style:style>
    <style:style style:name="T29" style:family="text">
      <style:text-properties officeooo:rsid="0021ae2b"/>
    </style:style>
    <style:style style:name="T30" style:family="text">
      <style:text-properties officeooo:rsid="00241e32"/>
    </style:style>
    <style:style style:name="T31" style:family="text">
      <style:text-properties officeooo:rsid="000a0f31"/>
    </style:style>
    <style:style style:name="T32" style:family="text">
      <style:text-properties officeooo:rsid="00253c4b"/>
    </style:style>
    <style:style style:name="T33" style:family="text">
      <style:text-properties officeooo:rsid="0026d8be"/>
    </style:style>
    <style:style style:name="T34" style:family="text">
      <style:text-properties officeooo:rsid="002a8d9a"/>
    </style:style>
    <style:style style:name="T35" style:family="text">
      <style:text-properties officeooo:rsid="002ac4fa"/>
    </style:style>
    <style:style style:name="T36" style:family="text">
      <style:text-properties fo:font-style="italic"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normal" officeooo:rsid="002d904a" style:font-style-asian="normal" style:font-style-complex="normal"/>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text:bookmark-start text:name="__RefHeading___Toc797_1554765556"/>Laporan Proposal skripsi <text:bookmark-end text:name="__RefHeading___Toc797_1554765556"/></text:p>
      <text:p text:style-name="Title">rancang bangun aplikasi monitoring anak</text:p>
      <text:p text:style-name="Title">di pondok pesantren tafriijul ahkam cikiray</text:p>
      <text:p text:style-name="P3"/>
      <text:p text:style-name="Subtitle"><text:span text:style-name="T3">laporan</text:span> yang Ditulis untuk Memenuhi Sebagai Persyaratan </text:p>
      <text:p text:style-name="Subtitle">Untuk Men<text:span text:style-name="T1">yelesaikan Mata Kuliah P</text:span><text:span text:style-name="T4">r</text:span><text:span text:style-name="T3">oposal skripsi</text:span></text:p>
      <text:p text:style-name="P2"/>
      <text:p text:style-name="P47"><draw:frame draw:style-name="fr1" draw:name="Picture 0" text:anchor-type="as-char" svg:width="8.842cm" svg:height="6.615cm" draw:z-index="0"><draw:image xlink:href="Pictures/10000201000002EE0000023190645C0A3B066D32.png" xlink:type="simple" xlink:show="embed" xlink:actuate="onLoad" loext:mime-type="image/png"/><svg:desc>unbaja.png</svg:desc></draw:frame></text:p>
      <text:p text:style-name="P47"/>
      <text:p text:style-name="P5">Oleh:</text:p>
      <text:p text:style-name="P6">NAMA <text:tab/>: MA’MUN AMRI</text:p>
      <text:p text:style-name="P6">NPM <text:tab/>: 1101161096</text:p>
      <text:p text:style-name="P6">PROGRAM STUDI <text:tab/>: TEKNIK INFORMATIKA</text:p>
      <text:p text:style-name="P7">JENJANG PENDIDIKAN <text:tab/>: STRATA <text:span text:style-name="T1">1</text:span> (S<text:span text:style-name="T1">1</text:span>)</text:p>
      <text:p text:style-name="P1"/>
      <text:p text:style-name="P4">UNIVERSITAS BANTEN JAYA</text:p>
      <text:p text:style-name="P4">SERANG</text:p>
      <text:p text:style-name="P4"><text:span text:style-name="T2">DESEMBER</text:span> 2019</text:p>
      <text:p text:style-name="P82"><text:bookmark-start text:name="__RefHeading___Toc799_1554765556"/>PENGESAHAN DEKAN DAN KETUA PROGRAM STUDI<text:bookmark-end text:name="__RefHeading___Toc799_1554765556"/></text:p>
      <text:p text:style-name="P42"/>
      <text:p text:style-name="P43">NAMA<text:tab/>: MA’MUN AMRI</text:p>
      <text:p text:style-name="P43">NPM<text:tab/>: 1101161096</text:p>
      <text:p text:style-name="P43">PROGRAM STUDI<text:tab/>: TEKNIK INFORMATIKA</text:p>
      <text:p text:style-name="P43">JENJANG PENDIDIKAN<text:tab/>: STRATA 1 (S1)</text:p>
      <text:p text:style-name="P44"/>
      <text:p text:style-name="P44"/>
      <table:table table:name="Table3" table:style-name="Table3">
        <table:table-column table:style-name="Table3.A"/>
        <table:table-column table:style-name="Table3.B"/>
        <table:table-row>
          <table:table-cell table:style-name="Table3.A1" office:value-type="string">
            <text:p text:style-name="Standard"><text:span text:style-name="T12">Judul </text:span><text:span text:style-name="T13">Poposal Skripsi</text:span><text:span text:style-name="T12"> :</text:span></text:p>
          </table:table-cell>
          <table:table-cell table:style-name="Table3.B1" office:value-type="string">
            <text:p text:style-name="P41">Rancang Bangun Aplikasi Monitoring Anak di Pondok Pesantren Tafriijul Ahkam Cikiray</text:p>
          </table:table-cell>
        </table:table-row>
      </table:table>
      <text:p text:style-name="P44"/>
      <text:p text:style-name="P51"><text:span text:style-name="T12"><text:s/></text:span></text:p>
      <text:p text:style-name="P44"/>
      <text:p text:style-name="P45">Serang, <text:span text:style-name="T11">30 Desember</text:span> 2019</text:p>
      <text:p text:style-name="P5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6">Dekan</text:p>
          </table:table-cell>
          <table:table-cell table:style-name="Table1.A1" office:value-type="string">
            <text:p text:style-name="P57"/>
          </table:table-cell>
          <table:table-cell table:style-name="Table1.A1" office:value-type="string">
            <text:p text:style-name="P56">Ketua Program Studi</text:p>
          </table:table-cell>
        </table:table-row>
        <table:table-row table:style-name="Table1.2">
          <table:table-cell table:style-name="Table1.A2" office:value-type="string">
            <text:p text:style-name="P56"/>
          </table:table-cell>
          <table:table-cell table:style-name="Table1.B2" office:value-type="string">
            <text:p text:style-name="P56"/>
          </table:table-cell>
          <table:table-cell table:style-name="Table1.C2" office:value-type="string">
            <text:p text:style-name="P56"/>
          </table:table-cell>
        </table:table-row>
        <table:table-row table:style-name="Table1.1">
          <table:table-cell table:style-name="Table1.A3" office:value-type="string">
            <text:p text:style-name="P58">Ed<text:span text:style-name="T10">y</text:span> Ra<text:span text:style-name="T10">k</text:span>hmat, S.Kom, M.Kom</text:p>
          </table:table-cell>
          <table:table-cell table:style-name="Table1.B3" office:value-type="string">
            <text:p text:style-name="P56"/>
          </table:table-cell>
          <table:table-cell table:style-name="Table1.C3" office:value-type="string">
            <text:p text:style-name="P59">Rizki Fatullah, S.Kom, M.TI</text:p>
          </table:table-cell>
        </table:table-row>
        <table:table-row table:style-name="Table1.1">
          <table:table-cell table:style-name="Table1.A4" office:value-type="string">
            <text:p text:style-name="P54">NIDN : 0408097601</text:p>
          </table:table-cell>
          <table:table-cell table:style-name="Table1.B4" office:value-type="string">
            <text:p text:style-name="P55"/>
          </table:table-cell>
          <table:table-cell table:style-name="Table1.C4" office:value-type="string">
            <text:p text:style-name="P55">NIDN : 0428059103</text:p>
          </table:table-cell>
        </table:table-row>
      </table:table>
      <text:p text:style-name="P44"/>
      <text:p text:style-name="P44"/>
      <text:p text:style-name="P44"/>
      <text:p text:style-name="P44"/>
      <text:p text:style-name="P44"/>
      <text:p text:style-name="P46"/>
      <text:p text:style-name="P83"><text:bookmark-start text:name="__RefHeading___Toc801_1554765556"/>PENGESAHAN PEMBIMBING<text:bookmark-end text:name="__RefHeading___Toc801_1554765556"/></text:p>
      <text:p text:style-name="P44"/>
      <text:p text:style-name="P43">NAMA<text:tab/>: MA’MUN AMRI</text:p>
      <text:p text:style-name="P43">NPM<text:tab/>: 1101161096</text:p>
      <text:p text:style-name="P43">PROGRAM STUDI<text:tab/>: TEKNIK INFORMATIKA</text:p>
      <text:p text:style-name="P43">JENJANG PENDIDIKAN<text:tab/>: STRATA 1 (S1)</text:p>
      <text:p text:style-name="P44"/>
      <text:p text:style-name="P44"/>
      <table:table table:name="Table4" table:style-name="Table4">
        <table:table-column table:style-name="Table4.A"/>
        <table:table-column table:style-name="Table4.B"/>
        <table:table-row>
          <table:table-cell table:style-name="Table4.A1" office:value-type="string">
            <text:p text:style-name="P42"><text:span text:style-name="T12">Judul </text:span><text:span text:style-name="T13">Poposal Skripsi</text:span><text:span text:style-name="T12"> :</text:span></text:p>
          </table:table-cell>
          <table:table-cell table:style-name="Table4.B1" office:value-type="string">
            <text:p text:style-name="P41">Rancang Bangun Aplikasi Monitoring Anak di Pondok Pesantren Tafriijul Ahkam Cikiray</text:p>
          </table:table-cell>
        </table:table-row>
      </table:table>
      <text:p text:style-name="P44"/>
      <text:p text:style-name="P52"><text:span text:style-name="T6"><text:s/></text:span></text:p>
      <text:p text:style-name="P44"/>
      <table:table table:name="Table2" table:style-name="Table2">
        <table:table-column table:style-name="Table2.A"/>
        <table:table-column table:style-name="Table2.B"/>
        <table:table-column table:style-name="Table2.C"/>
        <table:table-column table:style-name="Table2.D"/>
        <table:table-column table:style-name="Table2.A"/>
        <table:table-row table:style-name="Table2.1">
          <table:table-cell table:style-name="Table2.A1" office:value-type="string">
            <text:p text:style-name="P56"/>
          </table:table-cell>
          <table:table-cell table:style-name="Table2.A1" table:number-columns-spanned="3" office:value-type="string">
            <text:p text:style-name="P57">Disetujui,</text:p>
          </table:table-cell>
          <table:covered-table-cell/>
          <table:covered-table-cell/>
          <table:table-cell table:style-name="Table2.A1" office:value-type="string">
            <text:p text:style-name="P56"/>
          </table:table-cell>
        </table:table-row>
        <table:table-row table:style-name="Table2.2">
          <table:table-cell table:style-name="Table2.A1" office:value-type="string">
            <text:p text:style-name="P56"/>
          </table:table-cell>
          <table:table-cell table:style-name="Table2.A1" table:number-columns-spanned="3" office:value-type="string">
            <text:p text:style-name="P56"/>
          </table:table-cell>
          <table:covered-table-cell/>
          <table:covered-table-cell/>
          <table:table-cell table:style-name="Table2.A1" office:value-type="string">
            <text:p text:style-name="P56"/>
          </table:table-cell>
        </table:table-row>
        <table:table-row table:style-name="Table2.1">
          <table:table-cell table:style-name="Table2.A3" table:number-columns-spanned="2" office:value-type="string">
            <text:p text:style-name="P56">Pembimbing di Tempat PKN</text:p>
          </table:table-cell>
          <table:covered-table-cell/>
          <table:table-cell table:style-name="Table2.A3" office:value-type="string">
            <text:p text:style-name="P57"/>
          </table:table-cell>
          <table:table-cell table:style-name="Table2.A3" table:number-columns-spanned="2" office:value-type="string">
            <text:p text:style-name="P56">Dosen Pembimbing PKN</text:p>
          </table:table-cell>
          <table:covered-table-cell/>
        </table:table-row>
        <table:table-row table:style-name="Table2.4">
          <table:table-cell table:style-name="Table2.A1" table:number-columns-spanned="2" office:value-type="string">
            <text:p text:style-name="P56"/>
          </table:table-cell>
          <table:covered-table-cell/>
          <table:table-cell table:style-name="Table2.A1" office:value-type="string">
            <text:p text:style-name="P56"/>
          </table:table-cell>
          <table:table-cell table:style-name="Table2.A1" table:number-columns-spanned="2" office:value-type="string">
            <text:p text:style-name="P56"/>
          </table:table-cell>
          <table:covered-table-cell/>
        </table:table-row>
        <table:table-row table:style-name="Table2.1">
          <table:table-cell table:style-name="Table2.A1" table:number-columns-spanned="2" office:value-type="string">
            <text:p text:style-name="P60">Lidia Fuji Astuti,Se.Mm</text:p>
          </table:table-cell>
          <table:covered-table-cell/>
          <table:table-cell table:style-name="Table2.A1" office:value-type="string">
            <text:p text:style-name="P56"/>
          </table:table-cell>
          <table:table-cell table:style-name="Table2.A1" table:number-columns-spanned="2" office:value-type="string">
            <text:p text:style-name="P58">Edy Nasri, S.Kom, M.Kom</text:p>
          </table:table-cell>
          <table:covered-table-cell/>
        </table:table-row>
        <table:table-row table:style-name="Table2.1">
          <table:table-cell table:style-name="Table2.A1" table:number-columns-spanned="2" office:value-type="string">
            <text:p text:style-name="P54">NIP.19840720 201101 2 003</text:p>
          </table:table-cell>
          <table:covered-table-cell/>
          <table:table-cell table:style-name="Table2.A1" office:value-type="string">
            <text:p text:style-name="P55"/>
          </table:table-cell>
          <table:table-cell table:style-name="Table2.A1" table:number-columns-spanned="2" office:value-type="string">
            <text:p text:style-name="P55">NIDN : 0423037603</text:p>
          </table:table-cell>
          <table:covered-table-cell/>
        </table:table-row>
      </table:table>
      <text:p text:style-name="P44"/>
      <text:p text:style-name="P50"/>
      <text:list xml:id="list2532736646" text:style-name="_32__20_A1">
        <text:list-item>
          <text:h text:style-name="P30" text:outline-level="1"><text:bookmark-start text:name="__RefHeading___Toc803_1554765556"/><text:span text:style-name="T18">kata pengantar</text:span><text:bookmark-end text:name="__RefHeading___Toc803_1554765556"/></text:h>
        </text:list-item>
      </text:list>
      <text:p text:style-name="P48"><text:span text:style-name="T19">Puji dan syukur penulis panjatkan Kehadirat Allah </text:span><text:span text:style-name="ilfuvd">Subhanahu wa Ta'ala</text:span><text:span text:style-name="T19"> yang telah memberikan rahmat dan karunia-Nya kepada penulis, shalawat serta salam semoga tercurah kepada Nabi Muhammad </text:span><text:span text:style-name="ilfuvd">Shallallahu 'alaihi wasallam</text:span><text:span text:style-name="T19">, serta kepada semua pihak yang telah turut seerta membantu dalam penyusunan </text:span><text:span text:style-name="T20">Proposal Skripsi</text:span><text:span text:style-name="T19"> dengan judul </text:span><text:span text:style-name="T9">“</text:span><text:span text:style-name="T5">Rancang Bangun Aplikasi Monitoring Anak Di Pondok Pesantren Tafriijul Ahkam Cikiray Berbasis Android</text:span><text:span text:style-name="T9">”</text:span></text:p>
      <text:p text:style-name="P48"><text:span text:style-name="T19">Mengingat akan keterbatasan dan kemampuan, penulis sadar bahwa penulisan </text:span><text:span text:style-name="T20">Proposal Skripsi</text:span><text:span text:style-name="T19"> ini masih jauh dari kesempurnaan, oleh karena itu penulis sangat mengharapkan adanya kritik dan saran yang bersifat membangun dan sebagai bahan pertimbangan penulis di masa mendatang.</text:span></text:p>
      <text:p text:style-name="P48"><text:span text:style-name="T19">Pada kesempatan ini, penulis mengucapkan terima kasih yang sebesar-besarnya kepada seluruh pihak yang telah memberikan bimbingan dalam penyelesaian laporan </text:span><text:span text:style-name="T14">Poposal Skripsi</text:span><text:span text:style-name="T19"> ini terutama kepada :</text:span></text:p>
      <text:list xml:id="list4150063972" text:style-name="WWNum1">
        <text:list-item>
          <text:p text:style-name="P67">Bapak Dr. Sudaryono, S.P., S.Pd., M.Pd, selaku Rektor Universitas Banten Jaya.</text:p>
        </text:list-item>
        <text:list-item>
          <text:p text:style-name="P68"><text:span text:style-name="T19">Bapak </text:span><text:span text:style-name="T23">Ed</text:span><text:span text:style-name="T24">y</text:span><text:span text:style-name="T23"> Ra</text:span><text:span text:style-name="T24">k</text:span><text:span text:style-name="T23">hmat, S.Kom, M.Kom</text:span><text:span text:style-name="T19">, selaku Dekan Fakultas Ilmu Komputer.</text:span></text:p>
        </text:list-item>
        <text:list-item>
          <text:p text:style-name="P68"><text:span text:style-name="T19">Bapak </text:span><text:span text:style-name="T22">Yul Hendra</text:span><text:span text:style-name="T25">, S.Kom, M.</text:span><text:span text:style-name="T26">Kom</text:span><text:span text:style-name="T19">, selaku </text:span><text:span text:style-name="T25">Kepala Program Studi Teknik Informatika Fakultas Ilmu Komputer Universitas Banten Jaya.</text:span></text:p>
        </text:list-item>
        <text:list-item>
          <text:p text:style-name="P67">Seluruh Dosen dan Staff Universitas Banten Jaya Serang.</text:p>
        </text:list-item>
        <text:list-item>
          <text:p text:style-name="P68"><text:span text:style-name="T19">Bapak </text:span><text:span text:style-name="T21">KH. Adang Zajuly,S.HI selaku Pimpinan pondok pesantren Tafriijul Ahkam Cikiray</text:span><text:span text:style-name="T19">.</text:span></text:p>
        </text:list-item>
        <text:list-item>
          <text:p text:style-name="P68"><text:span text:style-name="T21">Bapak Riyad Mansuriyadi,S.Kom selaku pembimbing lapangan di pondok pesantren Tafriijul Ahkam Cikiray</text:span><text:span text:style-name="T19">.</text:span></text:p>
        </text:list-item>
        <text:list-item>
          <text:p text:style-name="P68"><text:span text:style-name="T19">Terima kasih kepada teman-teman yang terus menerus memberikan motivasi untuk menyelesaikan </text:span><text:span text:style-name="T21">Proposal Skripsi.</text:span></text:p>
        </text:list-item>
        <text:list-item>
          <text:p text:style-name="P69"><text:span text:style-name="T19">Serta kepada seluruh pihak yang tidak dapat disebutkan satu persatu, terima kasih atas bantuannya, semoga Allah </text:span><text:span text:style-name="ilfuvd">Subhanahu wa Ta'ala</text:span><text:span text:style-name="T19"> membalas kebaikan semua.</text:span></text:p>
          <text:p text:style-name="P70"/>
        </text:list-item>
      </text:list>
      <text:p text:style-name="P71"><text:soft-page-break/><text:span text:style-name="T19">Akhir kata penulis mengharapkan </text:span><text:span text:style-name="T21">Proposal Skripsi</text:span><text:span text:style-name="T19"> ini dapat memberi manfaat khususnya bagi penulis sendiri, umumnya bagi para pembaca terutama Mahasiswa/i Universitas Banten Jaya, penulis mengucapkan terima kasih yang sebesar-besarnya kepada semua pihak yang telah membantu.</text:span></text:p>
      <text:p text:style-name="P72"/>
      <text:p text:style-name="P66">Serang, <text:span text:style-name="T27">30 Desember </text:span>2019</text:p>
      <text:p text:style-name="P64">Penulis</text:p>
      <text:p text:style-name="P65"/>
      <text:p text:style-name="P65"/>
      <text:p text:style-name="P65"/>
      <text:p text:style-name="P73">MA’MUN AMRI</text:p>
      <text:p text:style-name="P63">NPM: 1101161096</text:p>
      <text:p text:style-name="P74"><text:span text:style-name="T7">MAMUN AMRI “</text:span><text:span text:style-name="T8">Rancang Bangun Aplikasi Monitoring Anak Di Pondok Pesantren Tafriijul Ahkam Cikiray Berbasis Android</text:span><text:span text:style-name="T7">”</text:span> Jurusan / Program Studi Teknik Informatika, Jenjang Pendidikan / Strata 1 (S1). <text:span text:style-name="T28">Proposal Skripsi</text:span>, <text:span text:style-name="T28">16</text:span> <text:span text:style-name="T28">Desember</text:span> 2019.</text:p>
      <table:table table:name="Table5" table:style-name="Table5">
        <table:table-column table:style-name="Table5.A"/>
        <table:table-row table:style-name="Table5.1">
          <table:table-cell table:style-name="Table5.A1" office:value-type="string">
            <text:p text:style-name="P61">ix + <text:s/>26 Halaman, 10 Gambar, 3 Lampiran, 2 Simbol </text:p>
          </table:table-cell>
        </table:table-row>
      </table:table>
      <text:p text:style-name="P62"/>
      <text:list xml:id="list235437884181061" text:continue-list="list2532736646" text:style-name="_32__20_A1">
        <text:list-item>
          <text:h text:style-name="P27" text:outline-level="1"><text:bookmark-start text:name="__RefHeading___Toc805_1554765556"/><text:span text:style-name="T29">abstrak</text:span><text:bookmark-end text:name="__RefHeading___Toc805_1554765556"/></text:h>
        </text:list-item>
      </text:list>
      <text:p text:style-name="P49">Anak merupakan tanggung jawab orangtua yang diberikan oleh Sang Pencipta, oleh karenanya sudah sepatutnyalah orang tua harus menjaga dan mengawasinya, terutama ketika orang tua memutuskan untuk memasukkan anaknya ke dalam sebuah pondok pesantren. Atas dasar itu terkadang waktu serta jarak yang jauh biasanya menjadi kendala utama orang tua dalam memperoleh informasi, ditambah lagi dengan lemahnya penyimpanan data tentang aktivitas santri oleh pembina. Untuk itulah, tujuan dari penelitian ini yakni dirancang sebuah sistem yang membantu orangtua dalam turut serta memonitoring anaknya dalam hal memperoleh informasi yang berkaitan dengan santri, dan ini juga sekaligus menjadi bentuk tanggung jawab pihak pesantren khususnya pembina dalam memberikan informasi santri kepada orang tua secara real time, sehingga hal-hal yang tidak dinginkan seperti halnya keterlambatan informasi, tercecernya data santri atau faktor lupa sehingga data yang diberikan tidak lengkap itu tidak terjadi lagi. Diera Indursti sekarang maka sudah tak asing lagi dalam memanfaatkan teknologi yang sudah berkembang pesat ini.</text:p>
      <text:p text:style-name="P49">Hasil dari penelitian ini adalah Aplikasi Monitoring Anak berbasis Android menggunakan jenis penelitian kualitatif dengan konsep Design and Creation, sedang metode pengumpulan data menggunakan Observasi, wawancara, dan studi literatur. Metode perancangannya menggunakan metode Rapid Application Development (RAD) dan pengujian aplikasi ini menggunakan metode Black Box dan White Box. Adapun kesimpulan yang diperoleh dari penelitian ini adalah Aplikasi Pantau anak ini memudahkan orang tua dalam memperoleh informasi anak selama mondok sehingga orang tua dapat memperoleh data santri lebih detail.</text:p>
      <text:p text:style-name="P49"/>
      <text:p text:style-name="P49"><text:soft-page-break/>Kata Kunci: Monitoring Aktivitas Anak, Android, Pesantren</text:p>
      <text:list xml:id="list235438002854460" text:continue-numbering="true" text:style-name="_32__20_A1">
        <text:list-item>
          <text:h text:style-name="P29" text:outline-level="1"><text:bookmark-start text:name="__RefHeading___Toc807_1554765556"/>daftar isi<text:bookmark-end text:name="__RefHeading___Toc807_1554765556"/></text:h>
        </text:list-item>
      </text:list>
      <text:p text:style-name="P76">Halaman Judul</text:p>
      <text:p text:style-name="P76">Halaman Pengesah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_Toc803_1554765556" text:style-name="Index_20_Link" text:visited-style-name="Index_20_Link">kata pengantar<text:tab/>i</text:a></text:p>
          <text:p text:style-name="P22"><text:a xlink:type="simple" xlink:href="#__RefHeading___Toc805_1554765556" text:style-name="Index_20_Link" text:visited-style-name="Index_20_Link">abstrak<text:tab/>iii</text:a></text:p>
          <text:p text:style-name="P22"><text:a xlink:type="simple" xlink:href="#__RefHeading___Toc807_1554765556" text:style-name="Index_20_Link" text:visited-style-name="Index_20_Link">daftar isi<text:tab/>v</text:a></text:p>
        </text:index-body>
      </text:table-of-content>
      <text:p text:style-name="P75"/>
      <text:list xml:id="list235438241607078" text:continue-numbering="true" text:style-name="_32__20_A1">
        <text:list-item>
          <text:h text:style-name="P31" text:outline-level="1">bab I</text:h>
        </text:list-item>
        <text:list-item>
          <text:h text:style-name="P28" text:outline-level="1"><text:span text:style-name="T30">Pendahuluan</text:span></text:h>
        </text:list-item>
      </text:list>
      <text:p text:style-name="P77"/>
      <text:list xml:id="list2813711185" text:style-name="_31__20_A-Z">
        <text:list-item>
          <text:list>
            <text:list-item>
              <text:h text:style-name="P33" text:outline-level="2">Latar belakang masalah</text:h>
            </text:list-item>
          </text:list>
        </text:list-item>
      </text:list>
      <text:p text:style-name="_31__20_A-Z">Pondok pesantren Tafriijul Ahkam Cikiray merupakan salah satu pondok modern yang ada di Rangkas Bitung. Pondok pesantren Tafriijul Ahkam didirikan tepatnya tanggal 15 Juni 2003. yang dipimpin oleh KH. Adang Jazuli, S.HI yang memiliki 3 madrasah. </text:p>
      <text:p text:style-name="_31__20_A-Z">Pada era modern ini perkembangan teknologi semakin pesat sehingga segala sesuatu pekerjaan sudah terkomputerisasi, maka pondok pesantren perlu mengikuti perkemebangan era modern ini, sehingga pekerja yang ada di pondok pesantren akan mudah dan mengurangi kesalahan akibat human error. Santri yang ada di pondok pesantren sudah seharusnya di monitor aktivitas dan hafalan al-qur’annya, sudah kewajiban pesantren untuk melaporkan aktivitas dan hafalan al-qur'an santri guna untuk menambah kepercayaan orang tua terhadap pondok pesantren. </text:p>
      <text:p text:style-name="_31__20_A-Z">Seiring perkembangan teknologi maka banyak yang membuat aplikasi berbasis website tentang monitoring anak ini, akan tetapi banyak dikalangan orang tua dan bahkan seluruh manusia sudah banyak menggunakan smartphone, maka perlu ada aplikasi monitoring anak yang berbasis Android.</text:p>
      <text:p text:style-name="_31__20_A-Z">Dengan adanya permasalahan di atas, maka penulis akan merancang suatu aplikasi Monitoring yang berjudul “Rancang Bangun Aplikasi Monitoring Anak Berbasis Android di pondok pesantren Tafriijul Ahkam Cikiray”. Dengan adanya aplikasi ini, diharapkan dapat dimanfaatkan sebagai media monitoring Anak yang dapat diakses oleh semua orang tua yang menitipkan anaknya di pondok pesantren Tafriijul Ahkam Cikiray secara efektif dan efisien.</text:p>
      <text:list xml:id="list235438765277674" text:continue-numbering="true" text:style-name="_31__20_A-Z">
        <text:list-item>
          <text:list>
            <text:list-item>
              <text:h text:style-name="P36" text:outline-level="2"><text:span text:style-name="T31">identifikasi masalah</text:span></text:h>
            </text:list-item>
          </text:list>
        </text:list-item>
      </text:list>
      <text:p text:style-name="P8">Berdasarakan latar belakang masalah yang telah diuraikan di atas, maka pokok permasalahan yang dihadapi sebagai berikut :</text:p>
      <text:list xml:id="list2580831102" text:style-name="_31_-10">
        <text:list-item>
          <text:p text:style-name="P11">Informasi Aktivitas santri lambat diterima oleh orang tua atau wali.</text:p>
        </text:list-item>
        <text:list-item>
          <text:p text:style-name="P10"><text:span text:style-name="T15">Pihak pondok</text:span> tidak memiliki media <text:span text:style-name="T32">yang efektif untuk menampung kritik dan saran dari orang tua atau wali.</text:span></text:p>
        </text:list-item>
      </text:list>
      <text:p text:style-name="P14"/>
      <text:list xml:id="list235438372843817" text:continue-list="list235438765277674" text:style-name="_31__20_A-Z">
        <text:list-item>
          <text:list>
            <text:list-item>
              <text:h text:style-name="P34" text:outline-level="2">pembatasan masalah</text:h>
            </text:list-item>
          </text:list>
        </text:list-item>
      </text:list>
      <text:p text:style-name="_31__20_A-Z">Dari latar belakang yang ditulis , maka penulis menentukan batasan masalah sebagai berikut :</text:p>
      <text:list xml:id="list235439068713083" text:continue-list="list2580831102" text:style-name="_31_-10">
        <text:list-item text:start-value="1">
          <text:p text:style-name="P9">Aplikasi ini berjalan pada smartphone berbasis Android dan dapat berfungsi dengan adanya koneksi internet.</text:p>
        </text:list-item>
        <text:list-item>
          <text:p text:style-name="P9">Aplikasi ini dirancang hanya untuk orang tua santri di pesantren Tafriijul Ahkam Cikiray.</text:p>
        </text:list-item>
        <text:list-item>
          <text:p text:style-name="P9">Aplikasi Monitoring Anak ini hanya memonitor aktivitas dan hafalan al-qur'an anak.</text:p>
        </text:list-item>
        <text:list-item>
          <text:p text:style-name="P9">Aplikasi ini dibangun dengan android studio dan databasenya menggunakan Firebase.</text:p>
        </text:list-item>
      </text:list>
      <text:p text:style-name="_31__20_A-Z"/>
      <text:list xml:id="list235437955188941" text:continue-list="list235438372843817" text:style-name="_31__20_A-Z">
        <text:list-item>
          <text:list>
            <text:list-item>
              <text:h text:style-name="P34" text:outline-level="2">perumusan masalah</text:h>
            </text:list-item>
          </text:list>
        </text:list-item>
      </text:list>
      <text:p text:style-name="_31__20_A-Z">Dari identifikasi masalah tersebut, maka dapat dirumuskan beberapa permasalahannya diantarannya :</text:p>
      <text:list xml:id="list235438845935491" text:continue-list="list235439068713083" text:style-name="_31_-10">
        <text:list-item text:start-value="1">
          <text:p text:style-name="P12">Bagaimana membuat aplikasi yang dapat memberikan informasi aktivitas santri secara cepat kepada orang tua atau wali ?</text:p>
        </text:list-item>
        <text:list-item>
          <text:p text:style-name="P12">Bagaimana membuat aplikasi yang dapat menginformasikan kritik dan saran dari orang tua atau wali ?</text:p>
        </text:list-item>
      </text:list>
      <text:p text:style-name="P15"/>
      <text:list xml:id="list235437896007621" text:continue-list="list235437955188941" text:style-name="_31__20_A-Z">
        <text:list-item>
          <text:list>
            <text:list-item>
              <text:h text:style-name="P34" text:outline-level="2"><text:soft-page-break/>tujuan dan manfaat penelitian</text:h>
            </text:list-item>
          </text:list>
        </text:list-item>
      </text:list>
      <text:list xml:id="list3326363568" text:style-name="_32__20_F1">
        <text:list-item>
          <text:h text:style-name="P38" text:outline-level="3"><text:span text:style-name="T33">Tujuan penelitian</text:span></text:h>
        </text:list-item>
      </text:list>
      <text:p text:style-name="P16">Berdasarkan batasan masalah diatas, maka tujuan dari penelitian ini adalah:</text:p>
      <text:list xml:id="list655187801" text:style-name="_31__20_1.1-1.10">
        <text:list-item>
          <text:p text:style-name="P19"><text:span text:style-name="T33">Membangun </text:span><text:span text:style-name="T16">a</text:span><text:span text:style-name="T17">plikasi</text:span><text:span text:style-name="T33"> yang memudahkan orang tua mengetahui aktifitas dan hafalan al-qur'an anaknya.</text:span></text:p>
        </text:list-item>
        <text:list-item>
          <text:p text:style-name="P17">Memudahkan pesantren untuk memberikan informasi ke pada orang tua.</text:p>
        </text:list-item>
        <text:list-item>
          <text:p text:style-name="P19"><text:span text:style-name="T16">M</text:span><text:span text:style-name="T17">emudahkan pondok pesantren menerima kritik dan saran dari orang tua atau wali.</text:span></text:p>
        </text:list-item>
      </text:list>
      <text:list xml:id="list235438760602852" text:continue-list="list3326363568" text:style-name="_32__20_F1">
        <text:list-item>
          <text:h text:style-name="P37" text:outline-level="3">Manfaat penelitian</text:h>
        </text:list-item>
      </text:list>
      <text:p text:style-name="_32__20_A1">Penelitian ini diharapkan dapat bermanfaat bagi semua orang yang membutuhkannya. Adapaun manfaat penelitian yang dimaksud adalah sebagai berikut <text:s/>:</text:p>
      <text:list xml:id="list235437193709759" text:continue-list="list655187801" text:style-name="_31__20_1.1-1.10">
        <text:list-item text:start-value="1">
          <text:p text:style-name="P18">Sebagai sarana informasi aktivitas dan hafalan al-qur'an santri pada pondok pesantren Tafriijul Ahkam Cikiray.</text:p>
        </text:list-item>
        <text:list-item>
          <text:p text:style-name="P18">Sebagai sarana untuk mengetahui kinerja pesantren dalam mendidik anak yang mondok.</text:p>
        </text:list-item>
        <text:list-item>
          <text:p text:style-name="P18">Meningkatkan kepercaryaan orang tua yang menitipkan anakanya di pesantren.</text:p>
        </text:list-item>
        <text:list-item>
          <text:p text:style-name="P20">Membangun kerjasama antara orang tua dengan pihak pesantren dalam meningkatkan kualitas santri melalui kritik dan saran.</text:p>
        </text:list-item>
      </text:list>
      <text:p text:style-name="P21"/>
      <text:list xml:id="list235437374474056" text:continue-list="list235437896007621" text:style-name="_31__20_A-Z">
        <text:list-item>
          <text:list>
            <text:list-item>
              <text:h text:style-name="P34" text:outline-level="2">sistematika penulisan</text:h>
            </text:list-item>
          </text:list>
        </text:list-item>
      </text:list>
      <text:p text:style-name="_31__20_A-Z">Adapun sistematika penelitian penulisan laporan proposal skripsi ini di uraikan menjadi lima bab yaitu :</text:p>
      <text:p text:style-name="P80">BAB <text:span text:style-name="T34">I </text:span>PENDAHULUAN</text:p>
      <text:p text:style-name="P79">Pada bab ini menjelaskan latar belakang masalah, identifikasi masalah, rumusan masalah, batasan masalah, tujuan dan manfaat penelitian, metodologi penelitian, dan sistematika penulisan.</text:p>
      <text:p text:style-name="P80"><text:soft-page-break/>BAB II TINJAUAN PUSTAKA</text:p>
      <text:p text:style-name="P79">Pada bab ini menjelaskan teori-teori yang berhubungan dengan topik dan digunakan dalam pembahasan Proposal / Skripsi. Menjelaskan secara ringkas penelitian sebelumnya, terutama jurnal dengan minimal 5 judul yang telah di publish. Di dalam kerangka berpikir dijelaskan tentang teori-teori dari tema dan menghubungkan keterkaitan antara teori satu dengan lainnya. </text:p>
      <text:p text:style-name="P80">BAB III METODOLOGI PENELITIAN</text:p>
      <text:p text:style-name="P79">Pada bab ini menjelaskan dan menguraikan metode-metode yang digunakan dalam pengembangan sistem, dan menjelaskan tentang perancangan sistem yang berisi prototype dan Layout program serta pemodelan sistem menggunakan terstruktur model atau pemodelan berorientasi objek model.</text:p>
      <text:list xml:id="list235438162131377" text:continue-list="list235438241607078" text:style-name="_32__20_A1">
        <text:list-item>
          <text:h text:style-name="P32" text:outline-level="1">Bab ii</text:h>
        </text:list-item>
        <text:list-item>
          <text:h text:style-name="P26" text:outline-level="1">tinajauan pustaka</text:h>
        </text:list-item>
      </text:list>
      <text:p text:style-name="P78"/>
      <text:list xml:id="list235437243785150" text:continue-list="list235437374474056" text:style-name="_31__20_A-Z">
        <text:list-item>
          <text:list>
            <text:list-item text:start-value="1">
              <text:h text:style-name="P35" text:outline-level="2" text:restart-numbering="true" text:start-value="-1">Landasan teori</text:h>
            </text:list-item>
          </text:list>
        </text:list-item>
      </text:list>
      <text:p text:style-name="P13">Landasan teori atau deskripsi teoritik merupakan sebuah definisi atau teori-teori yang berhubungan dengan topik atau judul yang digunakan dalam pembahasan penelitian, termasuk pemodelan pengembangan sistem yang digunakan oleh penulis.</text:p>
      <text:list xml:id="list235438125645686" text:continue-list="list235438162131377" text:style-name="_32__20_A1">
        <text:list-item>
          <text:list>
            <text:list-item>
              <text:list>
                <text:list-item text:start-value="1">
                  <text:h text:style-name="P39" text:outline-level="3" text:restart-numbering="true" text:start-value="-1">Sejarah singkat pondok pesantren tafriijul ahkam cikiray</text:h>
                </text:list-item>
              </text:list>
            </text:list-item>
          </text:list>
        </text:list-item>
      </text:list>
      <text:p text:style-name="_32__20_A1">Rancang Bangun adalah penggambaran, perencanaan, dan pembuatan sketsa atau pengaturan dari beberapa elemen yang terpisah kedalam suatu kesatuan yang utuh dan berfungsi<text:note text:id="ftn0" text:note-class="footnote"><text:note-citation>1</text:note-citation><text:note-body><text:p text:style-name="Footnote">Ana Naela Nurhayati <text:span text:style-name="T36">“Rancang Bangun Aplikasi Penjualan Dan Pembelian Barang Pada Koperasi Kartika Samara Grawira Prabumulih”. </text:span><text:span text:style-name="T37">Jurnal Teknologi dan Informasi (JATI), Vol.7 No.2, 2017, </text:span><text:span text:style-name="T38">hal. 3</text:span></text:p></text:note-body></text:note></text:p>
      <text:p text:style-name="_32__20_A1"/>
      <text:p text:style-name="_32__20_A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OpenSymbol" svg:font-family="OpenSymbol" style:font-adornments="Regular" style:font-pitch="variable" style:font-charset="x-symbol"/>
    <style:font-face style:name="Noto Sans" svg:font-family="'Noto Sans', apple-system, BlinkMacSystemFont, 'Segoe UI', Roboto, Oxygen-Sans, Ubuntu, Cantarell, 'Helvetica Neue', sans-serif"/>
    <style:font-face style:name="StarSymbol" svg:font-family="StarSymbol"/>
    <style:font-face style:name="Calibri" svg:font-family="Calibri" style:font-family-generic="roman"/>
    <style:font-face style:name="Liberation Sans" svg:font-family="'Liberation Sans'" style:font-family-generic="roman"/>
    <style:font-face style:name="Tahoma" svg:font-family="Tahoma" style:font-family-generic="roman"/>
    <style:font-face style:name="Times New Roman1" svg:font-family="'Times New Roman'" style:font-family-generic="roman"/>
    <style:font-face style:name="Times New Roman4" svg:font-family="'Times New Roman'" style:font-family-generic="roman" style:font-pitch="variable"/>
    <style:font-face style:name="Times New Roman5"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6"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loext:contextual-spacing="false" fo:line-height="150%" fo:text-align="justify" style:justify-single-word="false" fo:orphans="2" fo:widows="2" fo:text-indent="1.499cm" style:auto-text-indent="false" style:page-number="auto" style:writing-mode="lr-tb"/>
      <style:text-properties style:use-window-font-color="true" style:font-name="Times New Roman3" fo:font-family="'Times New Roman'" style:font-style-name="Regular" style:font-family-generic="roman"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left="0cm" fo:margin-right="0cm" fo:margin-top="0cm" fo:margin-bottom="0.247cm" loext:contextual-spacing="false" fo:line-height="115%" fo:text-indent="0cm" style:auto-text-indent="false" style:page-number="auto"/>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Title" style:family="paragraph" style:parent-style-name="Heading" style:class="chapter">
      <style:paragraph-properties fo:margin-left="0cm" fo:margin-right="0cm" fo:margin-top="0cm" fo:margin-bottom="0.21cm" loext:contextual-spacing="false" fo:text-align="center" style:justify-single-word="false" fo:text-indent="0cm" style:auto-text-indent="false"/>
      <style:text-properties fo:text-transform="uppercase" style:font-name="Times New Roman2" fo:font-family="'Times New Roman'" style:font-style-name="Bold Italic" style:font-family-generic="roman" style:font-pitch="variable" fo:font-size="12pt" fo:font-style="normal"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cm" fo:margin-bottom="0.21cm" loext:contextual-spacing="false" fo:text-align="center" style:justify-single-word="false" style:page-number="auto"/>
      <style:text-properties fo:text-transform="capitalize" style:font-name="Times New Roman3" fo:font-family="'Times New Roman'" style:font-style-name="Regular" style:font-family-generic="roman" style:font-pitch="variable" fo:font-size="12pt" fo:font-style="italic"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6cm" style:type="center"/>
          <style:tab-stop style:position="13.991cm" style:type="right"/>
        </style:tab-stops>
      </style:paragraph-properties>
    </style:style>
    <style:style style:name="Header" style:family="paragraph" style:parent-style-name="Header_20_and_20_Footer"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line-height="150%" fo:text-align="center" style:justify-single-word="false">
        <style:tab-stops>
          <style:tab-stop style:position="1.499cm"/>
        </style:tab-stops>
      </style:paragraph-properties>
      <style:text-properties fo:text-transform="uppercase" style:font-name="Times New Roman5" fo:font-family="'Times New Roman'" style:font-style-name="Bold" style:font-family-generic="roman" style:font-pitch="variable" fo:font-size="12pt"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4.004cm" style:type="right" style:leader-style="dotted" style:leader-text="."/>
        </style:tab-stops>
      </style:paragraph-properties>
    </style:style>
    <style:style style:name="Heading_20_2" style:display-name="Heading 2" style:family="paragraph" style:parent-style-name="Heading" style:next-style-name="_31__20_A-Z" style:default-outline-level="2" style:class="text">
      <style:paragraph-properties fo:margin-top="0cm" fo:margin-bottom="0cm" loext:contextual-spacing="false"/>
      <style:text-properties fo:text-transform="capitalize" style:font-name="Times New Roman" fo:font-family="'Times New Roman'" style:font-style-name="Italic" style:font-family-generic="roman" style:font-pitch="variable" fo:font-size="12pt" fo:font-style="normal" fo:font-weight="bold" style:font-size-asian="115%" style:font-weight-asian="bold" style:font-size-complex="115%" style:font-weight-complex="bold"/>
    </style:style>
    <style:style style:name="_31__20_A-Z" style:display-name="1 A-Z" style:family="paragraph" style:parent-style-name="Text_20_body" style:master-page-name="">
      <style:paragraph-properties fo:margin-left="0.6cm" fo:margin-right="0cm" fo:margin-top="0cm" fo:margin-bottom="0cm" loext:contextual-spacing="false" fo:line-height="150%" fo:text-indent="1.499cm" style:auto-text-indent="false" style:page-number="auto"/>
    </style:style>
    <style:style style:name="Heading_20_3" style:display-name="Heading 3" style:family="paragraph" style:parent-style-name="Heading" style:next-style-name="_32__20_A1" style:default-outline-level="3" style:class="text" style:master-page-name="">
      <style:paragraph-properties fo:margin-top="0cm" fo:margin-bottom="0.21cm" loext:contextual-spacing="false" style:page-number="auto"/>
      <style:text-properties fo:text-transform="capitalize" style:font-name="Times New Roman5" fo:font-family="'Times New Roman'" style:font-style-name="Bold" style:font-family-generic="roman" style:font-pitch="variable" fo:font-size="12pt" fo:font-weight="bold" style:font-size-asian="101%" style:font-weight-asian="bold" style:font-size-complex="101%" style:font-weight-complex="bold"/>
    </style:style>
    <style:style style:name="_32__20_A1" style:display-name="2 A1" style:family="paragraph" style:parent-style-name="_31__20_A-Z" style:master-page-name="">
      <style:paragraph-properties fo:margin-left="1.499cm" fo:margin-right="0cm" fo:text-indent="1.499cm" style:auto-text-indent="false" style:page-number="auto"/>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ilfuvd" style:family="text" style:parent-style-name="Default_20_Paragraph_20_Font"/>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ListLabel_20_9"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ListLabel_20_1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ListLabel_20_11"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ListLabel_20_12"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ListLabel_20_13"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ListLabel_20_14"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ListLabel_20_15"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ListLabel_20_16"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_20_A-Z" style:display-name="1 A-Z">
      <text:list-level-style-number text:level="1" text:style-name="Numbering_20_Symbols" style:num-format="">
        <style:list-level-properties text:list-level-position-and-space-mode="label-alignment">
          <style:list-level-label-alignment text:label-followed-by="listtab" fo:text-indent="-0.6cm" fo:margin-left="0.6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prefix="E." style:num-format="1">
        <style:list-level-properties text:list-level-position-and-space-mode="label-alignment">
          <style:list-level-label-alignment text:label-followed-by="listtab" text:list-tab-stop-position="1.499cm" fo:text-indent="-1.94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BAB" style:display-name="SUB BAB">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prefix="B." style:num-suffix="."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10" style:display-name="1-10">
      <text:list-level-style-number text:level="1" style:num-suffix="." style:num-format="1">
        <style:list-level-properties text:list-level-position-and-space-mode="label-alignment">
          <style:list-level-label-alignment text:label-followed-by="listtab" text:list-tab-stop-position="1.27cm" fo:text-indent="-0.67cm" fo:margin-left="1.27cm"/>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_32__20_E1" style:display-name="2 E1">
      <text:list-level-style-number text:level="1" text:style-name="Numbering_20_Symbols" style:num-prefix="E."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_20_1.1-1.10" style:display-name="1 1.1-1.10">
      <text:list-level-style-number text:level="1" text:style-name="Numbering_20_Symbols" style:num-prefix=" "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_32__20_F1" style:display-name="2 F1">
      <text:list-level-style-number text:level="1" text:style-name="Numbering_20_Symbols" style:num-prefix="F."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_20_A1" style:display-name="2 A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prefix="A." style:num-format="1">
        <style:list-level-properties text:list-level-position-and-space-mode="label-alignment">
          <style:list-level-label-alignment text:label-followed-by="listtab" text:list-tab-stop-position="1.6cm" fo:text-indent="-1cm" fo:margin-left="1.6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format="">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end" style:justify-single-word="false" fo:text-indent="0cm" style:auto-text-indent="false"/>
    </style:style>
    <style:style style:name="MP2" style:family="paragraph" style:parent-style-name="Footer">
      <style:paragraph-properties fo:margin-left="0cm" fo:margin-right="0cm" fo:text-align="center" style:justify-single-word="false" fo:text-indent="0cm" style:auto-text-indent="false"/>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997cm" fo:margin-left="4.001cm" fo:margin-right="2.997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style:header-style>
      <style:footer-style/>
    </style:page-layout>
    <style:page-layout style:name="Mpm2">
      <style:page-layout-properties fo:page-width="21.001cm" fo:page-height="29.7cm" style:num-format="1" style:print-orientation="portrait" fo:margin-top="4.001cm" fo:margin-bottom="2cm" fo:margin-left="4.001cm" fo:margin-right="3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style:footer-style>
    </style:page-layout>
    <style:page-layout style:name="Mpm3">
      <style:page-layout-properties fo:page-width="21.001cm" fo:page-height="29.7cm" style:num-format="i" style:print-orientation="portrait" fo:margin-top="4.001cm" fo:margin-bottom="2cm" fo:margin-left="4.001cm" fo:margin-right="3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4</text:page-number></text:p>
      </style:header>
    </style:master-page>
    <style:master-page style:name="First_20_Page" style:display-name="First Page" style:page-layout-name="Mpm2" style:next-style-name="Standard">
      <style:footer>
        <text:p text:style-name="MP2"><text:page-number text:select-page="current">5</text:page-number></text:p>
      </style:footer>
    </style:master-page>
    <style:master-page style:name="Page_20_Romawi" style:display-name="Page Romawi" style:page-layout-name="Mpm3">
      <style:footer>
        <text:p text:style-name="MP2"><text:page-number text:select-page="current">ii</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angka_20_romawi" style:display-name="angka romawi" style:page-layout-name="Mpm11">
      <style:footer>
        <text:p text:style-name="MP3"><text:page-number text:select-page="current">v</text:page-number></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1-30T10:57:00</meta:creation-date>
    <meta:initial-creator>Budiono</meta:initial-creator>
    <dc:language>en-US</dc:language>
    <dc:date>2019-12-16T23:54:36.738170104</dc:date>
    <meta:editing-cycles>21</meta:editing-cycles>
    <meta:editing-duration>PT3H56M50S</meta:editing-duration>
    <meta:generator>LibreOffice/6.3.3.2$Linux_X86_64 LibreOffice_project/30$Build-2</meta:generator>
    <meta:print-date>2019-07-23T18:02:53.093241445</meta:print-date>
    <meta:document-statistic meta:table-count="5" meta:image-count="1" meta:object-count="0" meta:page-count="15" meta:paragraph-count="125" meta:word-count="1474" meta:character-count="10589" meta:non-whitespace-character-count="924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